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evice drivere</text:h>
      <text:p text:style-name="P1"/>
      <text:list xml:id="list34706534" text:style-name="L1">
        <text:list-item>
          <text:p text:style-name="P3">Definition og brug.</text:p>
        </text:list-item>
        <text:list-item>
          <text:p text:style-name="P3">Grænseflader.</text:p>
        </text:list-item>
        <text:list-item>
          <text:p text:style-name="P3">Typer.</text:p>
        </text:list-item>
        <text:list-item>
          <text:p text:style-name="P3">Implementation (Linux).</text:p>
        </text:list-item>
        <text:list-item>
          <text:p text:style-name="P3">I/O Schedulering (FIFO, CBF, SCAN, CSCAN).</text:p>
        </text:list-item>
      </text:list>
      <text:p text:style-name="P1"/>
      <text:p text:style-name="P1">(udgår ved godkendt mini-projekt) </text:p>
      <text:p text:style-name="P1">Defnition og beskrivelse, grænseflader (kerne vs. device drivere) typer af device drivere, implementation af device drivere, I/O manager og I/O schedulering (for blok devices: FIFO, CBF, SCAN, C-SCA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56S</meta:editing-duration>
    <meta:editing-cycles>4</meta:editing-cycles>
    <meta:generator>OpenOffice.org/3.3$Win32 OpenOffice.org_project/330m20$Build-9567</meta:generator>
    <dc:date>2011-05-31T15:02:17.43</dc:date>
    <dc:creator>Simon Frandsen</dc:creator>
    <meta:document-statistic meta:table-count="0" meta:image-count="0" meta:object-count="0" meta:page-count="1" meta:paragraph-count="8" meta:word-count="52" meta:character-count="356"/>
    <meta:user-defined meta:name="Info 1"/>
    <meta:user-defined meta:name="Info 2"/>
    <meta:user-defined meta:name="Info 3"/>
    <meta:user-defined meta:name="Info 4"/>
  </office:meta>
</office:document-meta>
</file>